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b49e" officeooo:paragraph-rsid="0001b49e"/>
    </style:style>
    <style:style style:name="P2" style:family="paragraph" style:parent-style-name="Standard">
      <style:text-properties officeooo:rsid="0001f9b1" officeooo:paragraph-rsid="0001f9b1"/>
    </style:style>
    <style:style style:name="P3" style:family="paragraph" style:parent-style-name="Standard">
      <style:text-properties officeooo:rsid="0001f9b1" officeooo:paragraph-rsid="0003d5df"/>
    </style:style>
    <style:style style:name="P4" style:family="paragraph" style:parent-style-name="Standard">
      <style:text-properties officeooo:rsid="0001f9b1" officeooo:paragraph-rsid="00063eb9"/>
    </style:style>
    <style:style style:name="P5" style:family="paragraph" style:parent-style-name="Standard">
      <style:text-properties officeooo:rsid="0001f9b1" officeooo:paragraph-rsid="00083a26"/>
    </style:style>
    <style:style style:name="P6" style:family="paragraph" style:parent-style-name="Standard">
      <style:text-properties officeooo:rsid="0002adef" officeooo:paragraph-rsid="00063eb9"/>
    </style:style>
    <style:style style:name="T1" style:family="text">
      <style:text-properties officeooo:rsid="0002adef"/>
    </style:style>
    <style:style style:name="T2" style:family="text">
      <style:text-properties officeooo:rsid="00050928"/>
    </style:style>
    <style:style style:name="T3" style:family="text">
      <style:text-properties officeooo:rsid="00063eb9"/>
    </style:style>
    <style:style style:name="T4" style:family="text">
      <style:text-properties officeooo:rsid="00083a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SSIONARIO AUTO USATO</text:p>
      <text:p text:style-name="P1"/>
      <text:p text:style-name="P1">TABELLA CARATTERISTICHE AUTO</text:p>
      <text:p text:style-name="P1"/>
      <text:p text:style-name="P1">DATI<text:tab/><text:tab/><text:tab/><text:span text:style-name="T1">TIPO DI DATO-ATTRIBUTO</text:span></text:p>
      <text:p text:style-name="P1"/>
      <text:p text:style-name="P2">ID<text:tab/><text:tab/><text:tab/><text:span text:style-name="T1">numero - INT(BIGINT se db grande) – PRIMARY KEY – (AI - UNIQUE)</text:span></text:p>
      <text:p text:style-name="P2">ISBN<text:tab/><text:tab/><text:tab/><text:span text:style-name="T1">stringa – VARCHAR(16) – NOTNULL - UNIQUE</text:span></text:p>
      <text:p text:style-name="P4">Targa<text:tab/><text:tab/><text:tab/><text:span text:style-name="T1">stringa – VARCHAR(max 8) – NOTNULL - UNIQUE</text:span></text:p>
      <text:p text:style-name="P4">Marca<text:tab/><text:tab/><text:tab/><text:span text:style-name="T1">stringa – VARCHAR - NOTNULL</text:span></text:p>
      <text:p text:style-name="P4">Modello<text:tab/><text:tab/><text:span text:style-name="T1">stringa – VARCHAR - NOTNULL</text:span></text:p>
      <text:p text:style-name="P4">Versione<text:tab/><text:tab/><text:span text:style-name="T1">stringa – VARCHAR(max 100) - NOTNULL</text:span></text:p>
      <text:p text:style-name="P4">Prezzo<text:tab/><text:tab/><text:tab/><text:span text:style-name="T1">numero – FLOAT(7,2) - NOTNULL</text:span></text:p>
      <text:p text:style-name="P4">Colore<text:tab/><text:tab/><text:tab/><text:span text:style-name="T1">stringa – VARCHAR - NOTNULL</text:span></text:p>
      <text:p text:style-name="P4">Porte<text:tab/><text:tab/><text:tab/><text:span text:style-name="T1">numero – TINYINT – NOTNULL</text:span></text:p>
      <text:p text:style-name="P5"><text:span text:style-name="T4">Posti</text:span><text:tab/><text:tab/><text:tab/><text:span text:style-name="T1">numero – TINYINT – NOTNULL</text:span></text:p>
      <text:p text:style-name="P4">Carburante<text:tab/><text:tab/><text:span text:style-name="T1">stringa – VARCHAR - NOTNULL</text:span></text:p>
      <text:p text:style-name="P4">Chilometraggio<text:tab/><text:span text:style-name="T1">numero – INT - NOTNULL</text:span></text:p>
      <text:p text:style-name="P4">Anno<text:tab/><text:tab/><text:tab/><text:span text:style-name="T2">data – YEAR - NOTNULL</text:span></text:p>
      <text:p text:style-name="P4">Potenza<text:tab/><text:tab/><text:span text:style-name="T1">numero - SMALLINT - NOTNULL</text:span></text:p>
      <text:p text:style-name="P4">Cilindrata<text:tab/><text:tab/><text:span text:style-name="T1">numero – TINYINT – NOTNULL</text:span></text:p>
      <text:p text:style-name="P5">Cilindr<text:span text:style-name="T4">i</text:span><text:tab/><text:tab/><text:span text:style-name="T1">numero – TINYINT - NOTNULL</text:span></text:p>
      <text:p text:style-name="P6">Cambio<text:tab/><text:tab/>stringa <text:span text:style-name="T3">VARCHAR - </text:span>NOTNULL</text:p>
      <text:p text:style-name="P4">Marce<text:tab/><text:tab/><text:tab/><text:span text:style-name="T1">numero – TINYINT - NOTNULL</text:span></text:p>
      <text:p text:style-name="P4">Per neopatentati<text:tab/><text:span text:style-name="T1">booleano - NULL</text:span></text:p>
      <text:p text:style-name="P3">Emissione<text:tab/><text:tab/><text:span text:style-name="T1">numero – TINYINT - NULL</text:span></text:p>
      <text:p text:style-name="P3">Voto<text:tab/><text:tab/><text:tab/><text:span text:style-name="T1">numero – TINYINT - NULL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0M25S</meta:editing-duration>
    <meta:editing-cycles>5</meta:editing-cycles>
    <meta:generator>LibreOffice/5.4.1.2$Windows_x86 LibreOffice_project/ea7cb86e6eeb2bf3a5af73a8f7777ac570321527</meta:generator>
    <dc:date>2021-03-03T16:30:11.680000000</dc:date>
    <meta:document-statistic meta:table-count="0" meta:image-count="0" meta:object-count="0" meta:page-count="1" meta:paragraph-count="24" meta:word-count="124" meta:character-count="884" meta:non-whitespace-character-count="728"/>
    <meta:user-defined meta:name="Info 1"/>
    <meta:user-defined meta:name="Info 2"/>
    <meta:user-defined meta:name="Info 3"/>
    <meta:user-defined meta:name="Info 4"/>
  </office:meta>
</office:document-meta>
</file>